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.5499992370605pt" officeooo:rsid="001b866b" officeooo:paragraph-rsid="001b866b" style:font-size-asian="18pt" style:font-size-complex="20.5499992370605pt"/>
    </style:style>
    <style:style style:name="P2" style:family="paragraph" style:parent-style-name="Standard">
      <style:paragraph-properties fo:text-align="start" style:justify-single-word="false"/>
      <style:text-properties fo:font-size="20.5499992370605pt" officeooo:rsid="001b866b" officeooo:paragraph-rsid="001b866b" style:font-size-asian="18pt" style:font-size-complex="20.549999237060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08410035 鄭x辰</text:p>
      <text:p text:style-name="P2">在原本的程式碼中 被存放到msr的部份只有edx暫存器左移32bit的部份 後面一半的部份（eax）並沒有被存放到msr中</text:p>
      <text:p text:style-name="P2">因為原本直接 or rdx ％0（到output memory） 忽略了eax的部份</text:p>
      <text:p text:style-name="P2">所以在修正的程式中 先把左移的edx 跟rax or 接起來</text:p>
      <text:p text:style-name="P2">再把rax放進 ％0裡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6:45:16.507219065</meta:creation-date>
    <dc:date>2021-10-16T16:51:51.559421611</dc:date>
    <meta:editing-duration>PT6M36S</meta:editing-duration>
    <meta:editing-cycles>1</meta:editing-cycles>
    <meta:document-statistic meta:table-count="0" meta:image-count="0" meta:object-count="0" meta:page-count="1" meta:paragraph-count="5" meta:word-count="102" meta:character-count="157" meta:non-whitespace-character-count="144"/>
    <meta:generator>LibreOffice/6.4.5.2$Linux_X86_64 LibreOffice_project/40$Build-2</meta:generator>
  </office:meta>
</office:document-meta>
</file>